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left" fo:margin-bottom="10.00pt"/>
    </style:style>
    <style:style style:name="P3" style:family="paragraph">
      <style:paragraph-properties fo:line-height="100.00%" fo:text-align="left" fo:margin-bottom="8.00pt"/>
    </style:style>
    <style:style style:name="P4" style:family="paragraph">
      <style:paragraph-properties fo:line-height="100.00%" fo:text-align="left" fo:margin-bottom="10.00pt"/>
    </style:style>
    <style:style style:name="P5" style:family="paragraph">
      <style:paragraph-properties fo:line-height="115.00%" fo:text-align="left" fo:margin-bottom="10.00pt"/>
    </style:style>
  </office:automatic-styles>
  <office:body>
    <office:text>
      <text:p text:style-name="P1"><text:span text:style-name="T1">Matthew Witzig</text:span></text:p>
      <text:p text:style-name="P1"><text:span text:style-name="T1">Lab 4 - SED</text:span></text:p>
      <text:p text:style-name="P1"><text:span text:style-name="T1">That's what I SED!</text:span></text:p>
      <text:p text:style-name="P1"><text:span text:style-name="T2"/></text:p>
      <text:p text:style-name="P1"><text:span text:style-name="T3">1. Change Jon to Jonathan. Basic sed substitution.</text:span></text:p>
      <text:p text:style-name="P1"><text:span text:style-name="T3">sed<text:s text:c="2"/>s/Jon/Johnathan/ datebook</text:span></text:p>
      <text:p text:style-name="P2"><draw:frame text:anchor-type="as-char" svg:width="152.40mm" svg:height="26.67mm" style:rel-width="scale" style:rel-height="scale"><draw:object-ole xlink:href="OleObj1"/><draw:image xlink:href="ObjectReplacements/OleObj1"/></draw:frame><text:span text:style-name="T4"/></text:p>
      <text:p text:style-name="P2"><text:span text:style-name="T5">2. Using sed -e it deleted lines 1 through 4. D is for DELETE.</text:span></text:p>
      <text:p text:style-name="P3"><text:span text:style-name="T5">sed<text:s text:c="2"/>'1,4d' datebook</text:span></text:p>
      <text:p text:style-name="P4"><draw:frame text:anchor-type="as-char" svg:width="152.40mm" svg:height="31.12mm" style:rel-width="scale" style:rel-height="scale"><draw:object-ole xlink:href="OleObj2"/><draw:image xlink:href="ObjectReplacements/OleObj2"/></draw:frame><text:span text:style-name="T6"/></text:p>
      <text:p text:style-name="P4"><text:span text:style-name="T7">3. The command tells it to print only lines 7 through 11. The p is for Print.</text:span></text:p>
      <text:p text:style-name="P4"><text:span text:style-name="T7">sed -n<text:s text:c="2"/>'7,11p' datebook</text:span></text:p>
      <text:p text:style-name="P4"><draw:frame text:anchor-type="as-char" svg:width="152.40mm" svg:height="26.67mm" style:rel-width="scale" style:rel-height="scale"><draw:object-ole xlink:href="OleObj3"/><draw:image xlink:href="ObjectReplacements/OleObj3"/></draw:frame><text:span text:style-name="T8"/></text:p>
      <text:p text:style-name="P4"><text:span text:style-name="T9">4. Deleted all lines containing the word "Lane."<text:s text:c="2"/>Simple application of sed, with the pattern followed by /d for DELETE.</text:span></text:p>
      <text:p text:style-name="P4"><text:span text:style-name="T9">sed '/Lane/d' datebook</text:span></text:p>
      <text:p text:style-name="P4"><draw:frame text:anchor-type="as-char" svg:width="152.40mm" svg:height="79.59mm" style:rel-width="scale" style:rel-height="scale"><draw:object-ole xlink:href="OleObj4"/><draw:image xlink:href="ObjectReplacements/OleObj4"/></draw:frame><text:span text:style-name="T10"/></text:p>
      <text:p text:style-name="P4"><text:span text:style-name="T11">5. Get only October or December birthdates to appear. It ignores the first few lines, using the semicolons as markers, and then should have gone for October or December. I clearly forgot that October is the 10th month of the year, not 11th, even in 2020.</text:span></text:p>
      <text:p text:style-name="P4"><text:span text:style-name="T11">sed -rn '/^[^:]*:[^:]*:[^:]*:(11|12)\//p' datebook </text:span></text:p>
      <text:p text:style-name="P4"><draw:frame text:anchor-type="as-char" svg:width="152.40mm" svg:height="27.31mm" style:rel-width="scale" style:rel-height="scale"><draw:object-ole xlink:href="OleObj5"/><draw:image xlink:href="ObjectReplacements/OleObj5"/></draw:frame><text:span text:style-name="T12"/></text:p>
      <text:p text:style-name="P4"><text:span text:style-name="T13">6. Append three asterisks to the end of lines starting with FRED.<text:s text:c="2"/>It searches out Fred at the beginning of the lines, then appends the string to be Fred***.</text:span></text:p>
      <text:p text:style-name="P4"><text:span text:style-name="T13">sed -e '/^Fred/a\*** ' datebook </text:span></text:p>
      <text:p text:style-name="P4"><draw:frame text:anchor-type="as-char" svg:width="152.40mm" svg:height="57.36mm" style:rel-width="scale" style:rel-height="scale"><draw:object-ole xlink:href="OleObj6"/><draw:image xlink:href="ObjectReplacements/OleObj6"/></draw:frame><text:span text:style-name="T14"/></text:p>
      <text:p text:style-name="P4"><text:span text:style-name="T15">7. Replace the line containing Jose with JOSE HAS RETIRED. s/ is the whitespace. Finds Jose and replaces it. Searches out uses of Jose anywhere in the strings and then replaces the entire string.</text:span></text:p>
      <text:p text:style-name="P4"><text:span text:style-name="T15">sed -e 's/.*Jose.*/JOSE HAS RETIRED\./g'</text:span></text:p>
      <text:p text:style-name="P4"><draw:frame text:anchor-type="as-char" svg:width="152.40mm" svg:height="107.74mm" style:rel-width="scale" style:rel-height="scale"><draw:object-ole xlink:href="OleObj7"/><draw:image xlink:href="ObjectReplacements/OleObj7"/></draw:frame><text:span text:style-name="T16"/></text:p>
      <text:p text:style-name="P4"><text:span text:style-name="T17">8. Change Popeye's birthday to 11/14/99.<text:s text:c="2"/>This searches out 'Popeye Sailor' at the beginning of the line and then replaces the date at the end using the semicolons and slashes as the markers to base it around.</text:span></text:p>
      <text:p text:style-name="P4"><text:span text:style-name="T17">sed '/^Popeye Sailor:/s/:[^:]*\(:[^:\/]*\)$/:11\/14\/46\1/' datebook</text:span></text:p>
      <text:p text:style-name="P4"><draw:frame text:anchor-type="as-char" svg:width="152.40mm" svg:height="89.96mm" style:rel-width="scale" style:rel-height="scale"><draw:object-ole xlink:href="OleObj8"/><draw:image xlink:href="ObjectReplacements/OleObj8"/></draw:frame><text:span text:style-name="T18"/></text:p>
      <text:p text:style-name="P4"><text:span text:style-name="T19">9. Delete all blank lines. D is for delete. The rest is for if there's nothing between the start and finish of a line. But it goes to the start of the line and if that's also the end of the line, gone.</text:span></text:p>
      <text:p text:style-name="P4"><text:span text:style-name="T19">sed '/^$/d' datebook</text:span></text:p>
      <text:p text:style-name="P4"><draw:frame text:anchor-type="as-char" svg:width="152.40mm" svg:height="107.53mm" style:rel-width="scale" style:rel-height="scale"><draw:object-ole xlink:href="OleObj9"/><draw:image xlink:href="ObjectReplacements/OleObj9"/></draw:frame><text:span text:style-name="T20"/></text:p>
      <text:p text:style-name="P4"><text:span text:style-name="T20"/></text:p>
      <text:p text:style-name="P4"><text:span text:style-name="T21">10. Write a script that will insert above the first line the title - PERSONNEL FILE-, remove salaries ending in 600, print the contents of the file with the last names and first names reversed, and append at the end of the file.<text:s text:c="2"/>Pretty simple here, it adds the personnel file line to the top then searches out anything in the last part of the line that starts with 600, followed by it flipping the names around.</text:span></text:p>
      <text:p text:style-name="P4"><text:span text:style-name="T21">#! /bin/sh</text:span></text:p>
      <text:p text:style-name="P4"><text:span text:style-name="T21">sed 'li -PERSONNEL FILE-' datebook</text:span></text:p>
      <text:p text:style-name="P4"><text:span text:style-name="T21">sed '/600$/d' datebook</text:span></text:p>
      <text:p text:style-name="P4"><text:span text:style-name="T21">sed 's/\([[:alpha:]]\+\) \([[:alpha:]]\+\):.*/\2 \1/'<text:s text:c="2"/>datebook</text:span></text:p>
      <text:p text:style-name="P4"><text:span text:style-name="T21">sed '$a\THE END' datebook</text:span></text:p>
      <text:p text:style-name="P4"><draw:frame text:anchor-type="as-char" svg:width="152.40mm" svg:height="50.59mm" style:rel-width="scale" style:rel-height="scale"><draw:object-ole xlink:href="OleObj10"/><draw:image xlink:href="ObjectReplacements/OleObj10"/></draw:frame><text:span text:style-name="T22"/></text:p>
      <text:p text:style-name="P4"><draw:frame text:anchor-type="as-char" svg:width="152.40mm" svg:height="138.64mm" style:rel-width="scale" style:rel-height="scale"><draw:object-ole xlink:href="OleObj11"/><draw:image xlink:href="ObjectReplacements/OleObj11"/></draw:frame><text:span text:style-name="T22"/></text:p>
      <text:p text:style-name="P4"><text:span text:style-name="T22"/></text:p>
      <text:p text:style-name="P4"><text:span text:style-name="T23">Sources were the readings and video and the power of google. I really don't remember where I found a lot of the google stuff.<text:s text:c="2"/>It was mostly me going "How do I do this thing?" and digging through a pile of ancient threads.</text:span></text:p>
      <text:p text:style-name="P4"><text:span text:style-name="T24"/></text:p>
      <text:p text:style-name="P4"><text:span text:style-name="T24"/></text:p>
      <text:p text:style-name="P4"><text:span text:style-name="T24"/></text:p>
      <text:p text:style-name="P4"><text:span text:style-name="T24"/></text:p>
      <text:p text:style-name="P5"><text:span text:style-name="T2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